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46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47" style:family="paragraph" style:parent-style-name="Standard">
      <style:text-properties officeooo:paragraph-rsid="00201bb2"/>
    </style:style>
    <style:style style:name="P48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57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58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59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61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63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64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66" style:family="paragraph" style:parent-style-name="Standard">
      <style:text-properties officeooo:rsid="002e094a" officeooo:paragraph-rsid="002e094a"/>
    </style:style>
    <style:style style:name="P67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68" style:family="paragraph" style:parent-style-name="Standard">
      <style:text-properties officeooo:rsid="00351a21" officeooo:paragraph-rsid="00351a21"/>
    </style:style>
    <style:style style:name="P69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70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71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72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73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74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75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76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77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78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79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80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87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88" style:family="paragraph" style:parent-style-name="Standard">
      <style:text-properties fo:font-size="10pt" officeooo:paragraph-rsid="00201bb2" style:font-size-asian="10pt" style:font-size-complex="10pt"/>
    </style:style>
    <style:style style:name="P89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90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91" style:family="paragraph" style:parent-style-name="Standard">
      <style:text-properties officeooo:paragraph-rsid="00395ff6"/>
    </style:style>
    <style:style style:name="P92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109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11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12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13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17" style:family="paragraph" style:parent-style-name="Standard">
      <style:text-properties fo:color="#1e6a39" style:font-name="DejaVu Sans Mono" fo:font-size="10pt" fo:font-weight="bold" officeooo:rsid="004f50e5" officeooo:paragraph-rsid="004f50e5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119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120" style:family="paragraph" style:parent-style-name="Standard">
      <style:text-properties fo:color="#d4d4d4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21" style:family="paragraph" style:parent-style-name="Standard">
      <style:text-properties fo:color="#d4d4d4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229ce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8" style:family="text">
      <style:text-properties officeooo:rsid="002384c6"/>
    </style:style>
    <style:style style:name="T19" style:family="text">
      <style:text-properties officeooo:rsid="002420d1"/>
    </style:style>
    <style:style style:name="T20" style:family="text">
      <style:text-properties officeooo:rsid="00247a81"/>
    </style:style>
    <style:style style:name="T21" style:family="text">
      <style:text-properties fo:font-weight="bold" officeooo:rsid="0025e893" style:font-weight-asian="bold" style:font-weight-complex="bold"/>
    </style:style>
    <style:style style:name="T22" style:family="text">
      <style:text-properties fo:color="#f10d0c"/>
    </style:style>
    <style:style style:name="T23" style:family="text">
      <style:text-properties fo:color="#f10d0c" fo:font-weight="bold" style:font-weight-asian="bold" style:font-weight-complex="bold"/>
    </style:style>
    <style:style style:name="T24" style:family="text">
      <style:text-properties fo:color="#f10d0c" fo:font-weight="bold" officeooo:rsid="0025e893" style:font-weight-asian="bold" style:font-weight-complex="bold"/>
    </style:style>
    <style:style style:name="T25" style:family="text">
      <style:text-properties fo:color="#f10d0c" fo:font-weight="bold" officeooo:rsid="00196765" style:font-weight-asian="bold" style:font-weight-complex="bold"/>
    </style:style>
    <style:style style:name="T26" style:family="text">
      <style:text-properties fo:color="#f10d0c" fo:font-weight="bold" officeooo:rsid="00535c59" style:font-weight-asian="bold" style:font-weight-complex="bold"/>
    </style:style>
    <style:style style:name="T27" style:family="text">
      <style:text-properties fo:color="#f10d0c" officeooo:rsid="00535c5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5e893" style:font-weight-asian="normal" style:font-weight-complex="normal"/>
    </style:style>
    <style:style style:name="T30" style:family="text">
      <style:text-properties fo:font-weight="normal" officeooo:rsid="00344a0e" style:font-weight-asian="normal" style:font-weight-complex="normal"/>
    </style:style>
    <style:style style:name="T31" style:family="text">
      <style:text-properties officeooo:rsid="00292d60"/>
    </style:style>
    <style:style style:name="T32" style:family="text">
      <style:text-properties officeooo:rsid="0029c8fa"/>
    </style:style>
    <style:style style:name="T33" style:family="text">
      <style:text-properties style:font-name="Liberation Serif"/>
    </style:style>
    <style:style style:name="T34" style:family="text">
      <style:text-properties fo:background-color="#ffa6a6" loext:char-shading-value="0"/>
    </style:style>
    <style:style style:name="T35" style:family="text">
      <style:text-properties officeooo:rsid="0029c8fa" fo:background-color="#ffa6a6" loext:char-shading-value="0"/>
    </style:style>
    <style:style style:name="T36" style:family="text">
      <style:text-properties officeooo:rsid="002b8794" fo:background-color="#ffa6a6" loext:char-shading-value="0"/>
    </style:style>
    <style:style style:name="T37" style:family="text">
      <style:text-properties officeooo:rsid="002b8794"/>
    </style:style>
    <style:style style:name="T38" style:family="text">
      <style:text-properties officeooo:rsid="002d2162"/>
    </style:style>
    <style:style style:name="T39" style:family="text">
      <style:text-properties officeooo:rsid="002e3a89"/>
    </style:style>
    <style:style style:name="T40" style:family="text">
      <style:text-properties officeooo:rsid="00351a21"/>
    </style:style>
    <style:style style:name="T41" style:family="text">
      <style:text-properties officeooo:rsid="00362fec"/>
    </style:style>
    <style:style style:name="T42" style:family="text">
      <style:text-properties officeooo:rsid="003740fe"/>
    </style:style>
    <style:style style:name="T43" style:family="text">
      <style:text-properties officeooo:rsid="00377f60"/>
    </style:style>
    <style:style style:name="T44" style:family="text">
      <style:text-properties officeooo:rsid="0037a548"/>
    </style:style>
    <style:style style:name="T45" style:family="text">
      <style:text-properties officeooo:rsid="003aa3d5"/>
    </style:style>
    <style:style style:name="T46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269d32" fo:background-color="transparent" loext:char-shading-value="0"/>
    </style:style>
    <style:style style:name="T50" style:family="text">
      <style:text-properties officeooo:rsid="004241eb" fo:background-color="transparent" loext:char-shading-value="0"/>
    </style:style>
    <style:style style:name="T51" style:family="text">
      <style:text-properties officeooo:rsid="00477998"/>
    </style:style>
    <style:style style:name="T52" style:family="text">
      <style:text-properties fo:color="#1e6a39" style:font-name="DejaVu Sans Mono" fo:font-size="10pt" style:font-size-asian="10pt" style:font-size-complex="10pt"/>
    </style:style>
    <style:style style:name="T53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4" style:family="text">
      <style:text-properties officeooo:rsid="0049cb6e"/>
    </style:style>
    <style:style style:name="T55" style:family="text">
      <style:text-properties officeooo:rsid="004b9492"/>
    </style:style>
    <style:style style:name="T56" style:family="text">
      <style:text-properties officeooo:rsid="004f50e5"/>
    </style:style>
    <style:style style:name="T57" style:family="text">
      <style:text-properties fo:color="#c586c0"/>
    </style:style>
    <style:style style:name="T58" style:family="text">
      <style:text-properties fo:color="#4ec9b0"/>
    </style:style>
    <style:style style:name="T59" style:family="text">
      <style:text-properties fo:color="#dcdcaa"/>
    </style:style>
    <style:style style:name="T60" style:family="text">
      <style:text-properties fo:color="#569cd6"/>
    </style:style>
    <style:style style:name="T61" style:family="text">
      <style:text-properties fo:color="#d16969"/>
    </style:style>
    <style:style style:name="T62" style:family="text">
      <style:text-properties fo:color="#ce9178"/>
    </style:style>
    <style:style style:name="T63" style:family="text">
      <style:text-properties fo:color="#d7ba7d"/>
    </style:style>
    <style:style style:name="T64" style:family="text">
      <style:text-properties officeooo:rsid="00535c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Django <text:span text:style-name="T2">with Net Ninja</text:span></text:p>
      <text:p text:style-name="P1"/>
      <text:p text:style-name="P1"/>
      <text:p text:style-name="P61">video 1</text:p>
      <text:p text:style-name="P5"/>
      <text:p text:style-name="P5">Intro to Django and summary of <text:span text:style-name="T33">what I coming</text:span></text:p>
      <text:p text:style-name="P5"/>
      <text:p text:style-name="P5"/>
      <text:p text:style-name="P5"/>
      <text:p text:style-name="P61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62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58">from django.conf.urls import url</text:p>
      <text:p text:style-name="P58">from django.contrib import admin</text:p>
      <text:p text:style-name="P58">from .import views<text:span text:style-name="T33"> </text:span><text:span text:style-name="T13"><text:s text:c="7"/></text:span><text:span text:style-name="T14">&lt;-see below</text:span></text:p>
      <text:p text:style-name="P89"/>
      <text:p text:style-name="P90"/>
      <text:p text:style-name="P86">urlpatterns = [</text:p>
      <text:p text:style-name="P86"><text:tab/>url(r’^admin/’,admin.site.urls),</text:p>
      <text:p text:style-name="P87"><text:tab/>url(r’^a<text:span text:style-name="T3">bout</text:span>/<text:span text:style-name="T3">$</text:span>’,<text:span text:style-name="T4">views.about</text:span>),</text:p>
      <text:p text:style-name="P87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83">urlpatterns = [</text:p>
      <text:p text:style-name="P84"><text:tab/>path('admin/',admin.site.urls),</text:p>
      <text:p text:style-name="P84"><text:tab/>path('about/',views.about),</text:p>
      <text:p text:style-name="P84"><text:tab/>path('',views.homepage),</text:p>
      <text:p text:style-name="P85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81">from django.http import HttpResponse</text:p>
      <text:p text:style-name="P81"/>
      <text:p text:style-name="P81">def homepage(request):</text:p>
      <text:p text:style-name="P81"><text:tab/>return HttpResponse(‘homepage’)</text:p>
      <text:p text:style-name="P81"/>
      <text:p text:style-name="P81">def about(request):</text:p>
      <text:p text:style-name="P81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81"><text:soft-page-break/>from.import views</text:p>
      <text:p text:style-name="P13"/>
      <text:p text:style-name="P13"><text:span text:style-name="T31">T</text:span>he dot between <text:span text:style-name="T23">from</text:span> and <text:span text:style-name="T23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47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82">from django.shortcuts import render</text:p>
      <text:p text:style-name="P15"/>
      <text:p text:style-name="P15">and modify the two functions to</text:p>
      <text:p text:style-name="P15"/>
      <text:p text:style-name="P80">def homepage(request):</text:p>
      <text:p text:style-name="P88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80"/>
      <text:p text:style-name="P80">def about(request):</text:p>
      <text:p text:style-name="P80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8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9">One thing </text:span><text:span text:style-name="T20">the new app folder does not have is a urls.py file</text:span></text:p>
      <text:p text:style-name="P18"/>
      <text:p text:style-name="P19">Create a <text:span text:style-name="T23">urls.py</text:span> file and copy from the main <text:span text:style-name="T23">urls.py</text:span> file. We can get rid of the admin import and replace the existing ones with a single url path for a homepage for the articles which we will call <text:span text:style-name="T23">views.article_list</text:span><text:span text:style-name="T28">.</text:span></text:p>
      <text:p text:style-name="P32"/>
      <text:p text:style-name="P20"><text:soft-page-break/><text:span text:style-name="T28">Next </text:span><text:span text:style-name="T29">create a </text:span><text:span text:style-name="T24">templates</text:span><text:span text:style-name="T21"> </text:span><text:span text:style-name="T29">folder within the application folder (</text:span><text:span text:style-name="T24">articles</text:span><text:span text:style-name="T29">) and inside this </text:span><text:span text:style-name="T24">templates</text:span><text:span text:style-name="T29"> folder create a folder called </text:span><text:span text:style-name="T24">articles</text:span><text:span text:style-name="T29"> where the actual template files will live. This avoids confusion over which templates folder we are looking at.</text:span></text:p>
      <text:p text:style-name="P33"/>
      <text:p text:style-name="P21"><text:span text:style-name="T29">C</text:span><text:span text:style-name="T28">reate the first template which we will call </text:span><text:span text:style-name="T23">article_list.html</text:span></text:p>
      <text:p text:style-name="P33"/>
      <text:p text:style-name="P20"><text:span text:style-name="T29">Then </text:span><text:span text:style-name="T28">go to </text:span><text:span text:style-name="T23">views.py</text:span><text:span text:style-name="T28"> </text:span><text:span text:style-name="T29">and repeat video4 procedure.</text:span></text:p>
      <text:p text:style-name="P33"/>
      <text:p text:style-name="P50">def article_list(request):</text:p>
      <text:p text:style-name="P50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60">‘articles’</text:p>
      <text:p text:style-name="P28"/>
      <text:p text:style-name="P29">In order for the urls in the articles folder to be found we have to include the articles.urls file in the main urls.py file in the root <text:span text:style-name="T32">thus</text:span></text:p>
      <text:p text:style-name="P28"/>
      <text:p text:style-name="P57">from django.conf.urls import url<text:span text:style-name="T34">,</text:span><text:span text:style-name="T35">include</text:span></text:p>
      <text:p text:style-name="P57">from django.contrib import admin</text:p>
      <text:p text:style-name="P53">from .import views</text:p>
      <text:p text:style-name="P59"/>
      <text:p text:style-name="P54">urlpatterns = [</text:p>
      <text:p text:style-name="P55"><text:tab/>path('admin/',<text:span text:style-name="T37">admin.site.urls</text:span>),</text:p>
      <text:p text:style-name="P55"><text:tab/><text:span text:style-name="T34">path('a</text:span><text:span text:style-name="T35">rticles</text:span><text:span text:style-name="T34">/',</text:span><text:span text:style-name="T36">include(‘articles.urls’)</text:span><text:span text:style-name="T34">),</text:span></text:p>
      <text:p text:style-name="P55"><text:tab/>path('about/',views.about),</text:p>
      <text:p text:style-name="P55"><text:tab/>path('',views.homepage),</text:p>
      <text:p text:style-name="P48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3">articles</text:span> folder open <text:span text:style-name="T23">models.py.</text:span></text:p>
      <text:p text:style-name="P35"/>
      <text:p text:style-name="P35">Create a class</text:p>
      <text:p text:style-name="P35"/>
      <text:p text:style-name="P52">class Article(models.Model):</text:p>
      <text:p text:style-name="P52"><text:tab/>title <text:span text:style-name="T38">= models.CharField(max_length=100)</text:span></text:p>
      <text:p text:style-name="P52"><text:tab/>slug <text:span text:style-name="T38">= models.SlugField()</text:span></text:p>
      <text:p text:style-name="P52"><text:tab/>body <text:span text:style-name="T38">= models.TextField()</text:span></text:p>
      <text:p text:style-name="P52"><text:tab/>date <text:span text:style-name="T38">= model.DateTimeField(auto_now_add=True)</text:span></text:p>
      <text:p text:style-name="P52"><text:tab/><text:span text:style-name="T34">#add in thumbnail later</text:span></text:p>
      <text:p text:style-name="P52"><text:tab/><text:span text:style-name="T34">#add in author later</text:span></text:p>
      <text:p text:style-name="P39"/>
      <text:p text:style-name="P12"/>
      <text:p text:style-name="P12"/>
      <text:p text:style-name="P63">video 7 <text:span text:style-name="T39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3">articles/migrations</text:span> folder. <text:span text:style-name="T1">We now want to mirror this to a database table called <text:s/></text:span><text:span text:style-name="T25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64">video 8 <text:span text:style-name="T39">Django ORM </text:span><text:span text:style-name="T40">(Object Relational Mapper)</text:span></text:p>
      <text:p text:style-name="P66"/>
      <text:p text:style-name="P66"/>
      <text:p text:style-name="P68">This video covers using python to interact between the models and the database</text:p>
      <text:p text:style-name="P66"/>
      <text:p text:style-name="P67">(django_env) <text:a xlink:type="simple" xlink:href="mailto:nigel@nigel-SATELLITE-PRO-C50-A-1E6" text:style-name="Internet_20_link" text:visited-style-name="Visited_20_Internet_20_Link"><text:span text:style-name="T28">nigel@nigel-SATELLITE-PRO-C50-A-1E6</text:span></text:a><text:span text:style-name="T28">:~/Docu <text:s/>------ </text:span><text:span text:style-name="T30">$</text:span> python manage.py shell</text:p>
      <text:p text:style-name="P67">Python 3.8.10 (default, Sep 28 2021, 16:10:42) </text:p>
      <text:p text:style-name="P67">[GCC 9.3.0] on linux</text:p>
      <text:p text:style-name="P67">Type "help", "copyright", "credits" or "license" for more information.</text:p>
      <text:p text:style-name="P67">(InteractiveConsole)</text:p>
      <text:p text:style-name="P67">&gt;&gt;&gt; from articles.models import Article</text:p>
      <text:p text:style-name="P67">&gt;&gt;&gt; Article</text:p>
      <text:p text:style-name="P67">&lt;class 'articles.models.Article'&gt;</text:p>
      <text:p text:style-name="P67">&gt;&gt;&gt; Article.objects.all()</text:p>
      <text:p text:style-name="P67">&lt;QuerySet []&gt;</text:p>
      <text:p text:style-name="P67">&gt;&gt;&gt; article = Article()</text:p>
      <text:p text:style-name="P67">&gt;&gt;&gt; article</text:p>
      <text:p text:style-name="P67">&lt;Article: Article object (None)&gt;</text:p>
      <text:p text:style-name="P67">&gt;&gt;&gt; article.title = "hello world"</text:p>
      <text:p text:style-name="P67">&gt;&gt;&gt; article</text:p>
      <text:p text:style-name="P67">&lt;Article: Article object (None)&gt;</text:p>
      <text:p text:style-name="P67">&gt;&gt;&gt; article.title</text:p>
      <text:p text:style-name="P67">'hello world'</text:p>
      <text:p text:style-name="P67">&gt;&gt;&gt; article.save()</text:p>
      <text:p text:style-name="P67">&gt;&gt;&gt; Article.object.all()</text:p>
      <text:p text:style-name="P67">Traceback (most recent call last):</text:p>
      <text:p text:style-name="P67"><text:soft-page-break/><text:s text:c="2"/>File "&lt;console&gt;", line 1, in &lt;module&gt;</text:p>
      <text:p text:style-name="P67">AttributeError: type object 'Article' has no attribute 'object'</text:p>
      <text:p text:style-name="P67">&gt;&gt;&gt; Article.objects.all()</text:p>
      <text:p text:style-name="P67">&lt;QuerySet [&lt;Article: Article object (1)&gt;]&gt;</text:p>
      <text:p text:style-name="P67">&gt;&gt;&gt; Article.objects.all()[0].title</text:p>
      <text:p text:style-name="P67">'hello world'</text:p>
      <text:p text:style-name="P67">&gt;&gt;&gt; </text:p>
      <text:p text:style-name="P67">[1]+ <text:s/>Stopped <text:s text:c="16"/>python manage.py shell</text:p>
      <text:p text:style-name="P67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67">Python 3.8.10 (default, Sep 28 2021, 16:10:42) </text:p>
      <text:p text:style-name="P67">[GCC 9.3.0] on linux</text:p>
      <text:p text:style-name="P67">Type "help", "copyright", "credits" or "license" for more information.</text:p>
      <text:p text:style-name="P67">(InteractiveConsole)</text:p>
      <text:p text:style-name="P67">&gt;&gt;&gt; from articles.models import Article</text:p>
      <text:p text:style-name="P67">&gt;&gt;&gt; Article.objects.all()</text:p>
      <text:p text:style-name="P67">&lt;QuerySet [&lt;Article: hello world&gt;]&gt;</text:p>
      <text:p text:style-name="P67">&gt;&gt;&gt; article2 = Article()</text:p>
      <text:p text:style-name="P67">&gt;&gt;&gt; article2.title = "Django Rules"</text:p>
      <text:p text:style-name="P67">&gt;&gt;&gt; article2.save()</text:p>
      <text:p text:style-name="P67">&gt;&gt;&gt; Article.objects.all()</text:p>
      <text:p text:style-name="P67">&lt;QuerySet [&lt;Article: hello world&gt;, &lt;Article: Django Rules&gt;]&gt;</text:p>
      <text:p text:style-name="P67">&gt;&gt;&gt; </text:p>
      <text:p text:style-name="P69"/>
      <text:p text:style-name="P70"/>
      <text:p text:style-name="P70"/>
      <text:p text:style-name="P70"/>
      <text:p text:style-name="P77">video 9 Django Admin</text:p>
      <text:p text:style-name="P71">password = <text:span text:style-name="T41">M</text:span>ypassword1</text:p>
      <text:p text:style-name="P71"/>
      <text:p text:style-name="P72">CMS = Content Management System</text:p>
      <text:p text:style-name="P71"/>
      <text:p text:style-name="P71"/>
      <text:p text:style-name="P73">Starts by running the server, going to the webpage and setting admin/ which will display the admin page.</text:p>
      <text:p text:style-name="P73">Into the terminal and ctrl C to exit.</text:p>
      <text:p text:style-name="P73"/>
      <text:p text:style-name="P79"><text:span text:style-name="T44">$ </text:span>python manage.py createsuperuser</text:p>
      <text:p text:style-name="P73"/>
      <text:p text:style-name="P73"><text:span text:style-name="T42">G</text:span>o through name, email (not required) and password (see above)</text:p>
      <text:p text:style-name="P72">Run server, back to the webpage and log in.</text:p>
      <text:p text:style-name="P72"/>
      <text:p text:style-name="P72"><text:soft-page-break/>Displays Groups and Users, but we want our models to be displayed as well, so we must register them.</text:p>
      <text:p text:style-name="P72"/>
      <text:p text:style-name="P72">To do this, open <text:span text:style-name="T23">articles/admin.py</text:span> and add the following</text:p>
      <text:p text:style-name="P72"/>
      <text:p text:style-name="P56">from .models import Article</text:p>
      <text:p text:style-name="P56"/>
      <text:p text:style-name="P56">admin.site.register<text:span text:style-name="T43">(Article)</text:span></text:p>
      <text:p text:style-name="P72"/>
      <text:p text:style-name="P74">Now when we run server we will see articles added to the admin page.</text:p>
      <text:p text:style-name="P74">By selecting one of the articles we can enter and change data in the data fields. We can also add a new article.</text:p>
      <text:p text:style-name="P74"/>
      <text:p text:style-name="P74"/>
      <text:p text:style-name="P74"/>
      <text:p text:style-name="P78">video 10 Template Tags</text:p>
      <text:p text:style-name="P74"/>
      <text:p text:style-name="P74"/>
      <text:p text:style-name="P75">Now we want to arrange for our articles to be listed on the articles page.</text:p>
      <text:p text:style-name="P75"/>
      <text:p text:style-name="P76">First go to the <text:span text:style-name="T23">articles/views.py</text:span> file and import the Article <text:span text:style-name="T45">class then add to the article_list function as below.</text:span></text:p>
      <text:p text:style-name="P72"/>
      <text:p text:style-name="P72"/>
      <text:p text:style-name="P49">def article_list(request):</text:p>
      <text:p text:style-name="P51"><text:tab/><text:span text:style-name="T34">articles = Article.objects.all().order_by(“date”)</text:span></text:p>
      <text:p text:style-name="P91"><text:span text:style-name="T46"><text:tab/>return render(request,’articles/article_list.html’</text:span><text:span text:style-name="T47">{“articles:articles}</text:span><text:span text:style-name="T46">)</text:span></text:p>
      <text:p text:style-name="P44"/>
      <text:p text:style-name="P40"><text:span text:style-name="T49">T</text:span><text:span text:style-name="T48">his instantiates articles in the Article class The order_by at the end is an option, in this case to order by date.</text:span></text:p>
      <text:p text:style-name="P41"/>
      <text:p text:style-name="P41">Next open <text:span text:style-name="T23">articles_list.html</text:span></text:p>
      <text:p text:style-name="P41"/>
      <text:p text:style-name="P41"/>
      <text:p text:style-name="P46">video 11 Model Methods</text:p>
      <text:p text:style-name="P42"/>
      <text:p text:style-name="P42">Creates a function in <text:span text:style-name="T23">articles/models.py</text:span> called “snippets” to show th first n characters of the text in the articles list and add a row of continuation dots</text:p>
      <text:p text:style-name="P42"/>
      <text:p text:style-name="P42"/>
      <text:p text:style-name="P42"/>
      <text:p text:style-name="P45"><text:span text:style-name="T48">video 12 </text:span><text:span text:style-name="T50">Static Files and Images</text:span></text:p>
      <text:p text:style-name="P43"/>
      <text:p text:style-name="P93">In the main <text:span text:style-name="T23">urls.py</text:span> file we insert</text:p>
      <text:p text:style-name="P93"/>
      <text:p text:style-name="P110">from django.contrib.<text:span text:style-name="T51">staticfiles.urls import staticfiles_urlpatterns</text:span></text:p>
      <text:p text:style-name="P93"/>
      <text:p text:style-name="P94">and</text:p>
      <text:p text:style-name="P94"/>
      <text:p text:style-name="P111">urlpatterns +=staticfiles_urlpatterns()</text:p>
      <text:p text:style-name="P43"/>
      <text:p text:style-name="P94">This appends the static url patterns so we can access the static files</text:p>
      <text:p text:style-name="P95">Check browser tabs for 2 or 3 changes required to the video version to get things to work.</text:p>
      <text:p text:style-name="P96"><text:soft-page-break/>Next go to settings and find</text:p>
      <text:p text:style-name="P96"/>
      <text:p text:style-name="P96"><text:span text:style-name="T53">STATIC_URL =’/static/’</text:span><text:span text:style-name="T52"> </text:span><text:s text:c="14"/>and add below</text:p>
      <text:p text:style-name="P96"/>
      <text:p text:style-name="P112">STATICFILES_DIRS = (</text:p>
      <text:p text:style-name="P112"><text:s text:c="5"/>os.path.join(BASE_DIR,’assets’),</text:p>
      <text:p text:style-name="P96"/>
      <text:p text:style-name="P96">This sets up the path to the static files</text:p>
      <text:p text:style-name="P96"/>
      <text:p text:style-name="P118"><text:span text:style-name="T54">Note ***</text:span>This does not work with the latest Django. To fix it add right at the top</text:p>
      <text:p text:style-name="P96"/>
      <text:p text:style-name="P112">import os</text:p>
      <text:p text:style-name="P96"/>
      <text:p text:style-name="P97"/>
      <text:p text:style-name="P97">Next create an <text:span text:style-name="T23">assets</text:span> folder under the main project folder and inside create <text:span text:style-name="T23">styles.css</text:span></text:p>
      <text:p text:style-name="P96"/>
      <text:p text:style-name="P98">Now go to article_list.html and at the top we add the static module in a template tag.</text:p>
      <text:p text:style-name="P98"/>
      <text:p text:style-name="P98">Note***The video gives <text:span text:style-name="T53">{%load static from staticfiles %}</text:span> this does not work and requires.</text:p>
      <text:p text:style-name="P98"/>
      <text:p text:style-name="P113">{%load static%}</text:p>
      <text:p text:style-name="P43"/>
      <text:p text:style-name="P98">Under the title line goes</text:p>
      <text:p text:style-name="P98"/>
      <text:p text:style-name="P113">&lt;link rel=”stylesheet” href=”<text:span text:style-name="T55">{%static’styles.css’%}”&gt;</text:span></text:p>
      <text:p text:style-name="P98"/>
      <text:p text:style-name="P99">Next create the enter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42"/>
      <text:p text:style-name="P108">Video 13 Extending Templates</text:p>
      <text:p text:style-name="P101"/>
      <text:p text:style-name="P102">Extending templates lets you create a base <text:span text:style-name="T56">template containing headers and footers and uses template tags to insert the body into the base.</text:span></text:p>
      <text:p text:style-name="P102"/>
      <text:p text:style-name="P103">Uses the following tags</text:p>
      <text:p text:style-name="P103"/>
      <text:p text:style-name="P116">{% extends "base_layout.html" %}<text:span text:style-name="T17"> <text:s text:c="2"/>at the <text:s/>top of the body.html file</text:span></text:p>
      <text:p text:style-name="P116"><text:span text:style-name="T17"/></text:p>
      <text:p text:style-name="P117"><text:span text:style-name="T16">together with</text:span></text:p>
      <text:p text:style-name="P117"><text:span text:style-name="T16"/></text:p>
      <text:p text:style-name="P116">{% block content %}</text:p>
      <text:p text:style-name="P116">{% endblock %}</text:p>
      <text:p text:style-name="P117"><text:span text:style-name="T16"/></text:p>
      <text:p text:style-name="P103">in both body and base files</text:p>
      <text:p text:style-name="P103"/>
      <text:p text:style-name="P103"/>
      <text:p text:style-name="P103"/>
      <text:p text:style-name="P109">Video 14 <text:s/>URL Parameters and RegEx</text:p>
      <text:p text:style-name="P103"/>
      <text:p text:style-name="P105">This captures the slug entere by the user</text:p>
      <text:p text:style-name="P105"/>
      <text:p text:style-name="P105"><text:soft-page-break/>A function called article_detail is added to the articles/views.py file</text:p>
      <text:p text:style-name="P105"/>
      <text:p text:style-name="P105"/>
      <text:p text:style-name="P106">Next go to articles/urls.py</text:p>
      <text:p text:style-name="P106"/>
      <text:p text:style-name="P106">At the top amend the following</text:p>
      <text:p text:style-name="P106"/>
      <text:p text:style-name="P116">from django.urls import path,</text:p>
      <text:p text:style-name="P107">to</text:p>
      <text:p text:style-name="P115">from django.urls import path, re_path</text:p>
      <text:p text:style-name="P103"/>
      <text:p text:style-name="P103"/>
      <text:p text:style-name="P106"><text:span text:style-name="T64">Then we add the url for the slug. </text:span><text:span text:style-name="T26">A</text:span><text:span text:style-name="T23">ccording to the video we input</text:span></text:p>
      <text:p text:style-name="P106"/>
      <text:p text:style-name="P114">url(r’^(?P&lt;slug&gt;[\w-]+)/$’,views.article_detail),</text:p>
      <text:p text:style-name="P106"/>
      <text:p text:style-name="P119">This should be</text:p>
      <text:p text:style-name="P106"/>
      <text:p text:style-name="P116">re_path(r'^(?P&lt;slug&gt;[\w-]+)/$',views.article_detail),</text:p>
      <text:p text:style-name="P121"><text:span text:style-name="T57"/></text:p>
      <text:p text:style-name="P104"/>
      <text:p text:style-name="P103"/>
      <text:p text:style-name="P103"/>
      <text:p text:style-name="P103"/>
      <text:p text:style-name="P120"><text:span text:style-name="T59"/></text:p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10T20:19:28.505228075</dc:date>
    <meta:editing-duration>PT5H7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8" meta:paragraph-count="196" meta:word-count="1373" meta:character-count="9169" meta:non-whitespace-character-count="7890"/>
  </office:meta>
</office:document-meta>
</file>